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officeooo:rsid="000a6556" officeooo:paragraph-rsid="000a6556"/>
    </style:style>
    <style:style style:name="P2" style:family="paragraph" style:parent-style-name="Standard">
      <style:text-properties style:font-name="Times New Roman" officeooo:rsid="000d8ad3" officeooo:paragraph-rsid="000d8ad3"/>
    </style:style>
    <style:style style:name="P3" style:family="paragraph" style:parent-style-name="Standard">
      <style:text-properties style:font-name="Times New Roman" officeooo:rsid="000d8ad3" officeooo:paragraph-rsid="000d8ad3"/>
    </style:style>
    <style:style style:name="P4" style:family="paragraph" style:parent-style-name="Standard">
      <style:text-properties style:font-name="Times New Roman" officeooo:rsid="000d8ad3" officeooo:paragraph-rsid="001dae20"/>
    </style:style>
    <style:style style:name="P5" style:family="paragraph" style:parent-style-name="Standard">
      <style:text-properties style:font-name="Times New Roman" officeooo:rsid="000d8ad3" officeooo:paragraph-rsid="00221db9"/>
    </style:style>
    <style:style style:name="P6" style:family="paragraph" style:parent-style-name="Standard">
      <style:text-properties style:font-name="Times New Roman" officeooo:rsid="000ba84b" officeooo:paragraph-rsid="000ba84b"/>
    </style:style>
    <style:style style:name="P7" style:family="paragraph" style:parent-style-name="Standard">
      <style:text-properties style:font-name="Times New Roman" officeooo:rsid="000ba84b" officeooo:paragraph-rsid="002098ea"/>
    </style:style>
    <style:style style:name="P8" style:family="paragraph" style:parent-style-name="Standard">
      <style:text-properties style:font-name="Times New Roman" officeooo:rsid="001105aa" officeooo:paragraph-rsid="001105aa"/>
    </style:style>
    <style:style style:name="P9" style:family="paragraph" style:parent-style-name="Standard">
      <style:text-properties style:font-name="Times New Roman" officeooo:rsid="001105aa" officeooo:paragraph-rsid="001726a4"/>
    </style:style>
    <style:style style:name="P10" style:family="paragraph" style:parent-style-name="Standard">
      <style:text-properties style:font-name="Times New Roman" officeooo:rsid="001105aa" officeooo:paragraph-rsid="001dae20"/>
    </style:style>
    <style:style style:name="P11" style:family="paragraph" style:parent-style-name="Standard">
      <style:text-properties style:font-name="Times New Roman" officeooo:rsid="001105aa" officeooo:paragraph-rsid="00221db9"/>
    </style:style>
    <style:style style:name="P12" style:family="paragraph" style:parent-style-name="Standard">
      <style:text-properties style:font-name="Times New Roman" officeooo:rsid="000a6556" officeooo:paragraph-rsid="000a6556"/>
    </style:style>
    <style:style style:name="P13" style:family="paragraph" style:parent-style-name="Standard">
      <style:text-properties style:font-name="Times New Roman" fo:font-weight="bold" officeooo:rsid="0012c341" officeooo:paragraph-rsid="0012c341" style:font-weight-asian="bold" style:font-weight-complex="bold"/>
    </style:style>
    <style:style style:name="P14" style:family="paragraph" style:parent-style-name="Standard">
      <style:text-properties style:font-name="Times New Roman" fo:font-size="14pt" fo:font-style="normal" fo:font-weight="bold" officeooo:rsid="000a6556" officeooo:paragraph-rsid="000a6556" style:font-size-asian="14pt" style:font-style-asian="normal" style:font-weight-asian="bold" style:font-size-complex="14pt" style:font-style-complex="normal" style:font-weight-complex="bold"/>
    </style:style>
    <style:style style:name="P15" style:family="paragraph" style:parent-style-name="Standard">
      <style:text-properties style:font-name="Times New Roman" officeooo:rsid="001dae20" officeooo:paragraph-rsid="001dae20"/>
    </style:style>
    <style:style style:name="P16" style:family="paragraph" style:parent-style-name="Standard">
      <style:text-properties style:font-name="Times New Roman" officeooo:rsid="001fcadd" officeooo:paragraph-rsid="001fcadd"/>
    </style:style>
    <style:style style:name="P17" style:family="paragraph" style:parent-style-name="Standard">
      <style:text-properties style:font-name="Times New Roman" fo:font-size="12pt" fo:font-weight="bold" officeooo:rsid="001fcadd" officeooo:paragraph-rsid="001fcadd" style:font-size-asian="12pt" style:font-weight-asian="bold" style:font-size-complex="12pt" style:font-weight-complex="bold"/>
    </style:style>
    <style:style style:name="P18" style:family="paragraph" style:parent-style-name="Standard">
      <style:text-properties style:font-name="Times New Roman" officeooo:rsid="002098ea" officeooo:paragraph-rsid="002098ea"/>
    </style:style>
    <style:style style:name="P19" style:family="paragraph" style:parent-style-name="Standard">
      <style:text-properties style:font-name="Times New Roman" fo:font-weight="normal" officeooo:rsid="002098ea" officeooo:paragraph-rsid="002098ea" style:font-weight-asian="normal" style:font-weight-complex="normal"/>
    </style:style>
    <style:style style:name="P20" style:family="paragraph" style:parent-style-name="Standard">
      <style:text-properties officeooo:paragraph-rsid="0010239d"/>
    </style:style>
    <style:style style:name="P21" style:family="paragraph" style:parent-style-name="Standard">
      <style:text-properties officeooo:paragraph-rsid="0012c341"/>
    </style:style>
    <style:style style:name="P22" style:family="paragraph" style:parent-style-name="Standard">
      <style:text-properties officeooo:paragraph-rsid="001fcadd"/>
    </style:style>
    <style:style style:name="T1" style:family="text">
      <style:text-properties style:font-name="Times New Roman" fo:font-weight="bold" officeooo:rsid="0010239d" style:font-weight-asian="bold" style:font-weight-complex="bold"/>
    </style:style>
    <style:style style:name="T2" style:family="text">
      <style:text-properties style:font-name="Times New Roman" fo:font-weight="bold" officeooo:rsid="0012c341" style:font-weight-asian="bold" style:font-weight-complex="bold"/>
    </style:style>
    <style:style style:name="T3" style:family="text">
      <style:text-properties style:font-name="Times New Roman" fo:font-weight="bold" officeooo:rsid="001517b3" style:font-weight-asian="bold" style:font-weight-complex="bold"/>
    </style:style>
    <style:style style:name="T4" style:family="text">
      <style:text-properties style:font-name="Times New Roman" officeooo:rsid="000a6556"/>
    </style:style>
    <style:style style:name="T5" style:family="text">
      <style:text-properties style:font-name="Times New Roman" officeooo:rsid="00154cf2"/>
    </style:style>
    <style:style style:name="T6" style:family="text">
      <style:text-properties style:font-name="Times New Roman" fo:font-style="italic" officeooo:rsid="000a6556" style:font-style-asian="italic" style:font-style-complex="italic"/>
    </style:style>
    <style:style style:name="T7" style:family="text">
      <style:text-properties style:font-name="Times New Roman" fo:font-style="italic" officeooo:rsid="00154cf2" style:font-style-asian="italic" style:font-style-complex="italic"/>
    </style:style>
    <style:style style:name="T8" style:family="text">
      <style:text-properties style:font-name="Times New Roman" fo:font-style="italic" officeooo:rsid="001fcadd" style:font-style-asian="italic" style:font-style-complex="italic"/>
    </style:style>
    <style:style style:name="T9" style:family="text">
      <style:text-properties style:font-name="Times New Roman" officeooo:rsid="001fcadd"/>
    </style:style>
    <style:style style:name="T10" style:family="text">
      <style:text-properties style:font-name="Times New Roman" fo:font-style="normal" officeooo:rsid="001fcadd" style:font-style-asian="normal" style:font-style-complex="normal"/>
    </style:style>
    <style:style style:name="T11" style:family="text">
      <style:text-properties style:font-name="Times New Roman" officeooo:rsid="00221db9"/>
    </style:style>
    <style:style style:name="T12" style:family="text">
      <style:text-properties officeooo:rsid="0010239d"/>
    </style:style>
    <style:style style:name="T13" style:family="text">
      <style:text-properties fo:font-style="italic" style:font-style-asian="italic" style:font-style-complex="italic"/>
    </style:style>
    <style:style style:name="T14" style:family="text">
      <style:text-properties fo:font-style="italic" officeooo:rsid="001726a4" style:font-style-asian="italic" style:font-style-complex="italic"/>
    </style:style>
    <style:style style:name="T15" style:family="text">
      <style:text-properties fo:font-style="italic" officeooo:rsid="00221db9" style:font-style-asian="italic" style:font-style-complex="italic"/>
    </style:style>
    <style:style style:name="T16" style:family="text">
      <style:text-properties fo:font-style="italic" officeooo:rsid="0022ed22" style:font-style-asian="italic" style:font-style-complex="italic"/>
    </style:style>
    <style:style style:name="T17" style:family="text">
      <style:text-properties fo:font-style="italic" style:text-underline-style="none" officeooo:rsid="001726a4"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officeooo:rsid="0012c341"/>
    </style:style>
    <style:style style:name="T20" style:family="text">
      <style:text-properties fo:font-weight="bold" style:font-weight-asian="bold" style:font-weight-complex="bold"/>
    </style:style>
    <style:style style:name="T21" style:family="text">
      <style:text-properties officeooo:rsid="0013f6fa"/>
    </style:style>
    <style:style style:name="T22" style:family="text">
      <style:text-properties officeooo:rsid="001726a4"/>
    </style:style>
    <style:style style:name="T23" style:family="text">
      <style:text-properties fo:font-style="normal" style:font-style-asian="normal" style:font-style-complex="normal"/>
    </style:style>
    <style:style style:name="T24" style:family="text">
      <style:text-properties fo:font-style="normal" officeooo:rsid="001726a4" style:font-style-asian="normal" style:font-style-complex="normal"/>
    </style:style>
    <style:style style:name="T25" style:family="text">
      <style:text-properties fo:font-style="normal" officeooo:rsid="00190d50" style:font-style-asian="normal" style:font-style-complex="normal"/>
    </style:style>
    <style:style style:name="T26" style:family="text">
      <style:text-properties fo:font-style="normal" officeooo:rsid="001c2214" style:font-style-asian="normal" style:font-style-complex="normal"/>
    </style:style>
    <style:style style:name="T27" style:family="text">
      <style:text-properties fo:font-style="normal" style:text-underline-style="none" officeooo:rsid="001726a4" style:font-style-asian="normal" style:font-style-complex="normal"/>
    </style:style>
    <style:style style:name="T28" style:family="text">
      <style:text-properties officeooo:rsid="00190d50"/>
    </style:style>
    <style:style style:name="T29" style:family="text">
      <style:text-properties officeooo:rsid="001b51d2"/>
    </style:style>
    <style:style style:name="T30" style:family="text">
      <style:text-properties officeooo:rsid="001c2214"/>
    </style:style>
    <style:style style:name="T31" style:family="text">
      <style:text-properties fo:font-weight="normal" style:font-weight-asian="normal" style:font-weight-complex="normal"/>
    </style:style>
    <style:style style:name="T32" style:family="text">
      <style:text-properties fo:font-weight="normal" officeooo:rsid="001517b3" style:font-weight-asian="normal" style:font-weight-complex="normal"/>
    </style:style>
    <style:style style:name="T33" style:family="text">
      <style:text-properties officeooo:rsid="001dae20"/>
    </style:style>
    <style:style style:name="T34" style:family="text">
      <style:text-properties officeooo:rsid="000d8ad3"/>
    </style:style>
    <style:style style:name="T35" style:family="text">
      <style:text-properties officeooo:rsid="000a6556"/>
    </style:style>
    <style:style style:name="T36" style:family="text">
      <style:text-properties officeooo:rsid="00221db9"/>
    </style:style>
    <style:style style:name="T37" style:family="text">
      <style:text-properties officeooo:rsid="0022ed22"/>
    </style:style>
    <style:style style:name="T38" style:family="text">
      <style:text-properties officeooo:rsid="00235d57"/>
    </style:style>
    <style:style style:name="T39" style:family="text">
      <style:text-properties officeooo:rsid="0023e9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39">Question Answering</text:span> over Linked Data</text:p>
      <text:p text:style-name="P14"/>
      <text:p text:style-name="P1"/>
      <text:p text:style-name="P13">Existing Systems</text:p>
      <text:p text:style-name="P13"/>
      <text:p text:style-name="P1"/>
      <text:p text:style-name="P1"><text:span text:style-name="T20">1. Treo</text:span></text:p>
      <text:p text:style-name="P6"/>
      <text:p text:style-name="P8">The main ideas behind this system are:</text:p>
      <text:p text:style-name="P1">- Entity Recognition and Pivot Determination through Entity Search</text:p>
      <text:p text:style-name="P1">- Query Syntactic Analysis: Partial Ordered Dependency Structure (PODS) Determination</text:p>
      <text:p text:style-name="P1">- Spreading Activation using Semantic Relatedness</text:p>
      <text:p text:style-name="P1"/>
      <text:p text:style-name="P9"><text:span text:style-name="T24">The </text:span><text:span text:style-name="T25">algorithm first determines t</text:span><text:span text:style-name="T24">he </text:span><text:span text:style-name="T14">k</text:span><text:span text:style-name="T13">ey entities</text:span> present in the natural language query. <text:span text:style-name="T22">They </text:span>can be potentially mapped to instances or classes in the Linked Data Web. <text:span text:style-name="T22">T</text:span>he entity search engine <text:span text:style-name="T22">receives the </text:span><text:span text:style-name="T17">key entities </text:span><text:span text:style-name="T27">and</text:span> resolves <text:span text:style-name="T13">pivot entities</text:span> <text:span text:style-name="T28">(URIs) </text:span>in the Linked Data Web. <text:span text:style-name="T29">The query is then analyzed and parsed to obtain </text:span><text:span text:style-name="T13">partial ordered dependency structure (PODS). </text:span><text:span text:style-name="T26">This is the </text:span><text:span text:style-name="T23">reduced representation of the query targeted towards maximizing the matching probability between the structure of the terms present in the query and the subject, predicate, object structure of RDF. </text:span><text:span text:style-name="T30">The </text:span><text:span text:style-name="T13">spreading activation search</text:span> <text:span text:style-name="T30">takes the </text:span>URIs of the pivots and the <text:span text:style-name="T28">PODS</text:span> structure, <text:span text:style-name="T30">and thus, s</text:span>tarting from the pivot node, the algorithm navigates through neighboring nodes in the Linked Data Web computing the <text:span text:style-name="T18">semantic relatedness</text:span> between query terms and vocabulary terms in the node exploration process. <text:span text:style-name="T30">The </text:span>navigation process <text:span text:style-name="T30">builds the answer of the query</text:span>. The algorithm returns a set of ranked triple paths determined by the navigation from the pivot entity to the final resource representing the answer, ranked by the average of the relatedness scores over each triple path. Answers are displayed to users using a list of triple paths merged in a graph after a simple post-processing phase. </text:p>
      <text:p text:style-name="P1"/>
      <text:p text:style-name="P2"><text:span text:style-name="T20">2. TBSL</text:span></text:p>
      <text:p text:style-name="P2"/>
      <text:p text:style-name="P10">The ideas <text:span text:style-name="T38">of</text:span> this system are:</text:p>
      <text:p text:style-name="P2">- <text:span text:style-name="T33">SPARQL Template from question</text:span></text:p>
      <text:p text:style-name="P2">- <text:span text:style-name="T33">Mapping between NL expressions to the domain vocabulary</text:span></text:p>
      <text:p text:style-name="P2"/>
      <text:p text:style-name="P2"><text:span text:style-name="T21">T</text:span>he <text:span text:style-name="T13">TBSL</text:span> approach to question answering over RDF data relies on a parse of the question to produce a SPARQL template that directly mirrors the internal structure of the question and that, in a second step, is instantiated by mapping the occurring natural language expressions to the domain vocabulary. </text:p>
      <text:p text:style-name="P2"/>
      <text:p text:style-name="P15">The user's input is a natural language question which is processed by a POS tagger. The result is the semantic representation of the <text:span text:style-name="T34">natural language query, </text:span>based on <text:span text:style-name="T34">lexical entries </text:span>that are <text:span text:style-name="T34">created using a set of heuristics. </text:span>In the next step, this is converted into a SPARQL query template which<text:span text:style-name="T34"> contain</text:span>s<text:span text:style-name="T34"> slots: missing elements of the query that have to be filled with URIs. </text:span>The URIs are determined using <text:span text:style-name="T34">sophisticated entity identification approaches, </text:span>based on <text:span text:style-name="T34">string similarity as well as on natural language patterns which are compiled from existing structured data in the Linked Data cloud and text documents.</text:span></text:p>
      <text:p text:style-name="P4"/>
      <text:p text:style-name="P20"><text:span text:style-name="T1">3. </text:span><text:span text:style-name="T3">S</text:span><text:span text:style-name="T20">quall2sparql</text:span></text:p>
      <text:p text:style-name="P2"/>
      <text:p text:style-name="P2">SQUALL (Semantic Query and Update High-Level Language) is a Controlled Natural Language (CNL) for English that has full compliance with Linked Open Data (LOD), and covers nearly all <text:soft-page-break/>features of SPARQL 1.1, for both queries and updates. The advantage of CNLs is to provide a natural language syntax while retaining the precision and lack of ambiguity of formal languages like SPARQL. The main drawback of CNLs is that users have to learn the language and its disambiguation rules. The system <text:span text:style-name="T13">squall2sparql2</text:span> is a Web application that supports the translation from SQUALL to SPARQL, as well as the direct querying of SPARQL endpoints, like DBpedia. Given a SQUALL sentence, the system first translates it into an intermediate logical representation using a <text:span text:style-name="T13">Montague</text:span> grammar. The intermediate representation is then translated into SPARQL, simply mapping logical constructs to combinations of SPARQL constructs. The produced query can then be sent to any SPARQL endpoint, and results returned.</text:p>
      <text:p text:style-name="P2"/>
      <text:p text:style-name="P21"><text:span text:style-name="T2">4. </text:span><text:span text:style-name="T20">GFMed</text:span></text:p>
      <text:p text:style-name="P1"/>
      <text:p text:style-name="P11">The main ideas <text:span text:style-name="T38">of</text:span> this system are:</text:p>
      <text:p text:style-name="P11">- <text:span text:style-name="T36">Use of grammars created in </text:span><text:span text:style-name="T15">Gramatical Framework</text:span></text:p>
      <text:p text:style-name="P5">- <text:span text:style-name="T37">Use of medical datasets such as </text:span><text:span text:style-name="T16">SIDER</text:span><text:span text:style-name="T37">, </text:span><text:span text:style-name="T16">Diseasome</text:span><text:span text:style-name="T37"> and </text:span><text:span text:style-name="T16">DrugBank</text:span></text:p>
      <text:p text:style-name="P1"/>
      <text:p text:style-name="P22"><text:span text:style-name="T8">GFMed</text:span><text:span text:style-name="T9"> system is focused on medical area questions and knowledge base.</text:span><text:span text:style-name="T6"> </text:span><text:span text:style-name="T10">It </text:span><text:span text:style-name="T4">consists mainly of a </text:span><text:span text:style-name="T6">G</text:span><text:span text:style-name="T7">ramatical </text:span><text:span text:style-name="T6">F</text:span><text:span text:style-name="T7">ramework</text:span><text:span text:style-name="T4"> grammar for the application domain given by </text:span><text:span text:style-name="T6">SIDER</text:span><text:span text:style-name="T4">, </text:span><text:span text:style-name="T6">Diseasome</text:span><text:span text:style-name="T4"> and </text:span><text:span text:style-name="T6">DrugBank</text:span><text:span text:style-name="T4"> datasets. </text:span><text:span text:style-name="T11">There is a </text:span><text:span text:style-name="T4">minor preprocessing of questions and postprocessing of translation results, mainly in order to deal with structures involving numeric values, e.g. values for water solubility, or free text, like different names of foods. </text:span><text:span text:style-name="T5">The system uses</text:span><text:span text:style-name="T4"> an abstract grammar and two concrete grammars. For each concrete </text:span>grammar, lexicons derived from <text:span text:style-name="T13">SIDER</text:span>, <text:span text:style-name="T13">Diseasome</text:span> and <text:span text:style-name="T13">DrugBank</text:span> were generated. <text:span text:style-name="T36">B</text:span>oth English and SPARQL grammars <text:span text:style-name="T36">are based on the</text:span> datatsets terminology.</text:p>
      <text:p text:style-name="P1"/>
      <text:p text:style-name="P1"/>
      <text:p text:style-name="P1"/>
      <text:p text:style-name="P17">References</text:p>
      <text:p text:style-name="P16"/>
      <text:p text:style-name="P18">Treo: <text:s/><text:a xlink:type="simple" xlink:href="https://www.deri.ie/sites/default/files/publications/freitas_qald_2011_0.pdf" text:style-name="Internet_20_link" text:visited-style-name="Visited_20_Internet_20_Link"><text:span text:style-name="T35">https://www.deri.ie/sites/default/files/publications/freitas_qald_2011_0.pdf</text:span></text:a></text:p>
      <text:p text:style-name="P7"><text:tab/><text:a xlink:type="simple" xlink:href="http://www.edwardcurry.org/publications/SIGIR13_Demo_freitasPS.pdf" text:style-name="Internet_20_link" text:visited-style-name="Visited_20_Internet_20_Link">http://www.edwardcurry.org/publications/SIGIR13_Demo_freitasPS.pdf</text:a></text:p>
      <text:p text:style-name="P18"/>
      <text:p text:style-name="P18">TBSL: <text:a xlink:type="simple" xlink:href="http://svn.aksw.org/papers/2013/KESW_AutoSparqlTbsl_Demo/public.pdf" text:style-name="Internet_20_link" text:visited-style-name="Visited_20_Internet_20_Link"><text:span text:style-name="T34">http://svn.aksw.org/papers/2013/KESW_AutoSparqlTbsl_Demo/public.pdf</text:span></text:a></text:p>
      <text:p text:style-name="P18"><text:span text:style-name="T32"/></text:p>
      <text:p text:style-name="P18"><text:span text:style-name="T32">S</text:span><text:span text:style-name="T31">quall2sparql:</text:span><text:tab/> <text:a xlink:type="simple" xlink:href="http://ceur-ws.org/Vol-1179/CLEF2013wn-QALD3-Ferre2013.pdf" text:style-name="Internet_20_link" text:visited-style-name="Visited_20_Internet_20_Link"><text:span text:style-name="T12">http://ceur-ws.org/Vol-1179/CLEF2013wn-QALD3-Ferre2013.pdf</text:span></text:a></text:p>
      <text:p text:style-name="P18"/>
      <text:p text:style-name="P19">GFMed: <text:a xlink:type="simple" xlink:href="http://ceur-ws.org/Vol-1180/CLEF2014wn-QA-Marginean2014.pdf" text:style-name="Internet_20_link" text:visited-style-name="Visited_20_Internet_20_Link"><text:span text:style-name="T19">http://ceur-ws.org/Vol-1180/CLEF2014wn-QA-Marginean2014.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18:46:56.267000000</meta:creation-date>
    <dc:date>2015-04-28T21:38:46.113000000</dc:date>
    <meta:editing-duration>PT17H17M38S</meta:editing-duration>
    <meta:editing-cycles>25</meta:editing-cycles>
    <meta:generator>LibreOffice/4.4.2.2$Windows_x86 LibreOffice_project/c4c7d32d0d49397cad38d62472b0bc8acff48dd6</meta:generator>
    <meta:document-statistic meta:table-count="0" meta:image-count="0" meta:object-count="0" meta:page-count="2" meta:paragraph-count="27" meta:word-count="707" meta:character-count="4807" meta:non-whitespace-character-count="4122"/>
  </office:meta>
</office:document-meta>
</file>